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62.25pt"/>
    </style:style>
    <style:style style:name="co18" style:family="table-column">
      <style:table-column-properties fo:break-before="auto" style:column-width="64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12"/>
          <table:table-cell table:style-name="ce10" office:value-type="string" calcext:value-type="string">
            <text:p>Воробьев</text:p>
          </table:table-cell>
          <table:table-cell table:style-name="ce10" office:value-type="string" calcext:value-type="string">
            <text:p>Воробьева</text:p>
          </table:table-cell>
          <table:table-cell table:style-name="ce10" office:value-type="string" calcext:value-type="string">
            <text:p>Дорохин</text:p>
          </table:table-cell>
          <table:table-cell table:style-name="ce10" office:value-type="string" calcext:value-type="string">
            <text:p>Захаров</text:p>
          </table:table-cell>
          <table:table-cell table:style-name="ce10" office:value-type="string" calcext:value-type="string">
            <text:p>Иванова</text:p>
          </table:table-cell>
          <table:table-cell table:style-name="ce10" office:value-type="string" calcext:value-type="string">
            <text:p>Лисицын</text:p>
          </table:table-cell>
          <table:table-cell table:style-name="ce10" office:value-type="string" calcext:value-type="string">
            <text:p>Мулюков</text:p>
          </table:table-cell>
          <table:table-cell table:style-name="ce10" office:value-type="string" calcext:value-type="string">
            <text:p>Мурлатов</text:p>
          </table:table-cell>
          <table:table-cell table:style-name="ce10" office:value-type="string" calcext:value-type="string">
            <text:p>Павлюк</text:p>
          </table:table-cell>
          <table:table-cell table:style-name="ce10" office:value-type="string" calcext:value-type="string">
            <text:p>Пискун</text:p>
          </table:table-cell>
          <table:table-cell table:style-name="ce10" office:value-type="string" calcext:value-type="string">
            <text:p>Полищук </text:p>
          </table:table-cell>
          <table:table-cell table:style-name="ce10" office:value-type="string" calcext:value-type="string">
            <text:p>Рагимов</text:p>
          </table:table-cell>
          <table:table-cell table:style-name="ce10" office:value-type="string" calcext:value-type="string">
            <text:p>Скиднов</text:p>
          </table:table-cell>
          <table:table-cell table:style-name="ce10" office:value-type="string" calcext:value-type="string">
            <text:p>Фатеев</text:p>
          </table:table-cell>
          <table:table-cell table:style-name="ce10" office:value-type="string" calcext:value-type="string">
            <text:p>Улитин</text:p>
          </table:table-cell>
          <table:table-cell table:style-name="ce10" office:value-type="string" calcext:value-type="string">
            <text:p>Ковалев</text:p>
          </table:table-cell>
          <table:table-cell table:style-name="ce10" office:value-type="string" calcext:value-type="string">
            <text:p>Чердинцев</text:p>
          </table:table-cell>
          <table:table-cell table:style-name="ce10" office:value-type="string" calcext:value-type="string">
            <text:p>Уваркин</text:p>
          </table:table-cell>
          <table:table-cell table:style-name="ce10" office:value-type="string" calcext:value-type="string">
            <text:p>Малинин</text:p>
          </table:table-cell>
          <table:table-cell table:style-name="ce10" office:value-type="string" calcext:value-type="string">
            <text:p>Кропачева</text:p>
          </table:table-cell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1" table:number-rows-spanned="20">
            <text:p>кто должен</text:p>
          </table:table-cell>
          <table:table-cell table:style-name="ce10" office:value-type="string" calcext:value-type="string">
            <text:p>Воробьев</text:p>
          </table:table-cell>
          <table:table-cell table:style-name="ce11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11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Воробьева</text:p>
          </table:table-cell>
          <table:table-cell table:style-name="ce11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11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11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Дорохин</text:p>
          </table:table-cell>
          <table:table-cell table:style-name="ce11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3:.$AMJ3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3:.$AMJ33])" office:value-type="string" office:string-value="101" calcext:value-type="string">
            <text:p>101</text:p>
          </table:table-cell>
          <table:table-cell table:style-name="ce11" table:formula="of:=SUMIF([$'Посещения + Долги'.$A$27:.$AMJ$27] ; [.R$6]; [.$A33:.$AMJ33])" office:value-type="string" office:string-value="175" calcext:value-type="string">
            <text:p>175</text:p>
          </table:table-cell>
          <table:table-cell table:style-name="ce11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Захаров</text:p>
          </table:table-cell>
          <table:table-cell table:style-name="ce11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Иванова</text:p>
          </table:table-cell>
          <table:table-cell table:style-name="ce11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E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5:.$AMJ35])" office:value-type="string" office:string-value="106" calcext:value-type="string">
            <text:p>106</text:p>
          </table:table-cell>
          <table:table-cell table:style-name="ce11" table:formula="of:=SUMIF([$'Посещения + Долги'.$A$27:.$AMJ$27] ; [.R$6]; [.$A35:.$AMJ35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Лисицын</text:p>
          </table:table-cell>
          <table:table-cell table:style-name="ce11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6:.$AMJ36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6:.$AMJ36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6:.$AMJ36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11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6:.$AMJ36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люков</text:p>
          </table:table-cell>
          <table:table-cell table:style-name="ce11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рлатов</text:p>
          </table:table-cell>
          <table:table-cell table:style-name="ce11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11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авлюк</text:p>
          </table:table-cell>
          <table:table-cell table:style-name="ce11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11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искун</text:p>
          </table:table-cell>
          <table:table-cell table:style-name="ce11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11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11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олищук </text:p>
          </table:table-cell>
          <table:table-cell table:style-name="ce11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R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Рагимов</text:p>
          </table:table-cell>
          <table:table-cell table:style-name="ce11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11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Скиднов</text:p>
          </table:table-cell>
          <table:table-cell table:style-name="ce11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11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3:.$AMJ43])" office:value-type="string" office:string-value="85" calcext:value-type="string">
            <text:p>85</text:p>
          </table:table-cell>
          <table:table-cell table:style-name="ce11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Фатеев</text:p>
          </table:table-cell>
          <table:table-cell table:style-name="ce11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4:.$AMJ44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литин</text:p>
          </table:table-cell>
          <table:table-cell table:style-name="ce11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5:.$AMJ45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овалев</text:p>
          </table:table-cell>
          <table:table-cell table:style-name="ce11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11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11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11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11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Чердинцев</text:p>
          </table:table-cell>
          <table:table-cell table:style-name="ce11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7:.$AMJ47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7:.$AMJ47])" office:value-type="string" office:string-value="339" calcext:value-type="string">
            <text:p>339</text:p>
          </table:table-cell>
          <table:table-cell table:style-name="ce11" table:formula="of:=SUMIF([$'Посещения + Долги'.$A$27:.$AMJ$27] ; [.R$6]; [.$A47:.$AMJ47])" office:value-type="string" office:string-value="157" calcext:value-type="string">
            <text:p>157</text:p>
          </table:table-cell>
          <table:table-cell table:style-name="ce11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варкин</text:p>
          </table:table-cell>
          <table:table-cell table:style-name="ce11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11" table:formula="of:=SUMIF([$'Посещения + Долги'.$A$27:.$AMJ$27] ; [.E$6]; [.$A48:.$AMJ48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8:.$AMJ48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8:.$AMJ48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8:.$AMJ48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алинин</text:p>
          </table:table-cell>
          <table:table-cell table:style-name="ce11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9:.$AMJ49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9:.$AMJ49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9:.$AMJ49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9:.$AMJ49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ропачева</text:p>
          </table:table-cell>
          <table:table-cell table:style-name="ce11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50:.$AMJ50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4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4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4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4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</text:p>
          </table:table-cell>
          <table:table-cell table:style-name="ce15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7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15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7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15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7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15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7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15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7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15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7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15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7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15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7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15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7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15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7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15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7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15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7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15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15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7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15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7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15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7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15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7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15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7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15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7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15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7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15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7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15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7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7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7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7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7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7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7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7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7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7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7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7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7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7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7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7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7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7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7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7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7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7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7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7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7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7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7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7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7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7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7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7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7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7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7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а</text:p>
          </table:table-cell>
          <table:table-cell table:style-name="ce15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7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15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7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15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7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15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7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15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7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7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15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7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15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7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15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7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15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7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15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7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15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7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15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15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7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15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7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15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7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15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7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15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15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7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15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7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15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15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7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7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7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7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7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7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7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7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7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7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7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7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7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7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7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7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7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7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7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7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7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7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7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7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7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7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7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7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7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7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7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7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7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Дорохин</text:p>
          </table:table-cell>
          <table:table-cell table:style-name="ce15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7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15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7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15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7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15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7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15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7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15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7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15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7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15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7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15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7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15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7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15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7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15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7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15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7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15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7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15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7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15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7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15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7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15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7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15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7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15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7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15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7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15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7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7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7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7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7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7" table:formula="of:=IF(OR(ISTEXT([$'Посещения + Долги'.AX4]); [.$A33]=[.AX$51]); 0; [$'Посещения + Долги'.AX$25]*[$'Посещения + Долги'.AX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7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7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7" table:formula="of:=IF(OR(ISTEXT([$'Посещения + Долги'.BB4]); [.$A33]=[.BB$51]); 0; [$'Посещения + Долги'.BB$25]*[$'Посещения + Долги'.BB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7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7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7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7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7" table:formula="of:=IF(OR(ISTEXT([$'Посещения + Долги'.BH4]); [.$A33]=[.BH$51]); 0; [$'Посещения + Долги'.BH$25]*[$'Посещения + Долги'.BH4])" office:value-type="string" office:string-value="56.25" calcext:value-type="string">
            <text:p>56.25</text:p>
          </table:table-cell>
          <table:table-cell table:style-name="ce17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7" table:formula="of:=IF(OR(ISTEXT([$'Посещения + Долги'.BJ4]); [.$A33]=[.BJ$51]); 0; [$'Посещения + Долги'.BJ$25]*[$'Посещения + Долги'.BJ4])" office:value-type="string" office:string-value="45" calcext:value-type="string">
            <text:p>45</text:p>
          </table:table-cell>
          <table:table-cell table:style-name="ce17" table:formula="of:=IF(OR(ISTEXT([$'Посещения + Долги'.BK4]); [.$A33]=[.BK$51]); 0; [$'Посещения + Долги'.BK$25]*[$'Посещения + Долги'.BK4])" office:value-type="string" office:string-value="45" calcext:value-type="string">
            <text:p>45</text:p>
          </table:table-cell>
          <table:table-cell table:style-name="ce17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7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7" table:formula="of:=IF(OR(ISTEXT([$'Посещения + Долги'.BN4]); [.$A33]=[.BN$51]); 0; [$'Посещения + Долги'.BN$25]*[$'Посещения + Долги'.BN4])" office:value-type="string" office:string-value="36" calcext:value-type="string">
            <text:p>36</text:p>
          </table:table-cell>
          <table:table-cell table:style-name="ce17" table:formula="of:=IF(OR(ISTEXT([$'Посещения + Долги'.BO4]); [.$A33]=[.BO$51]); 0; [$'Посещения + Долги'.BO$25]*[$'Посещения + Долги'.BO4])" office:value-type="string" office:string-value="36" calcext:value-type="string">
            <text:p>36</text:p>
          </table:table-cell>
          <table:table-cell table:style-name="ce17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7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7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7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7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7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7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7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7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7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7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7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Захаров</text:p>
          </table:table-cell>
          <table:table-cell table:style-name="ce15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7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15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7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15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7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15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7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15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7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15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7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15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7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15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7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15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7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15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7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15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7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15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7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15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7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15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7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15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7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15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7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15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7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15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7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15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7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15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7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15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7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15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7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7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7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7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7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7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7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7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7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7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7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7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7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7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7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7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7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7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7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7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7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7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7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7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7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7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7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7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7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7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7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7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7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7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7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Иванова</text:p>
          </table:table-cell>
          <table:table-cell table:style-name="ce15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7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15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7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15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7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15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7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15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7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15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7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15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7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15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7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15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7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15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7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15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7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15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7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15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7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15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7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15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7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15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7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15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7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15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7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15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7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15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7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15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7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15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7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7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7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7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7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7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7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7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7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7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7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7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7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7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7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7" table:formula="of:=IF(OR(ISTEXT([$'Посещения + Долги'.BH6]); [.$A35]=[.BH$51]); 0; [$'Посещения + Долги'.BH$25]*[$'Посещения + Долги'.BH6])" office:value-type="string" office:string-value="56.25" calcext:value-type="string">
            <text:p>56.25</text:p>
          </table:table-cell>
          <table:table-cell table:style-name="ce17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7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7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7" table:formula="of:=IF(OR(ISTEXT([$'Посещения + Долги'.BL6]); [.$A35]=[.BL$51]); 0; [$'Посещения + Долги'.BL$25]*[$'Посещения + Долги'.BL6])" office:value-type="string" office:string-value="50" calcext:value-type="string">
            <text:p>50</text:p>
          </table:table-cell>
          <table:table-cell table:style-name="ce17" table:formula="of:=IF(OR(ISTEXT([$'Посещения + Долги'.BM6]); [.$A35]=[.BM$51]); 0; [$'Посещения + Долги'.BM$25]*[$'Посещения + Долги'.BM6])" office:value-type="string" office:string-value="50" calcext:value-type="string">
            <text:p>50</text:p>
          </table:table-cell>
          <table:table-cell table:style-name="ce17" table:formula="of:=IF(OR(ISTEXT([$'Посещения + Долги'.BN6]); [.$A35]=[.BN$51]); 0; [$'Посещения + Долги'.BN$25]*[$'Посещения + Долги'.BN6])" office:value-type="string" office:string-value="36" calcext:value-type="string">
            <text:p>36</text:p>
          </table:table-cell>
          <table:table-cell table:style-name="ce17" table:formula="of:=IF(OR(ISTEXT([$'Посещения + Долги'.BO6]); [.$A35]=[.BO$51]); 0; [$'Посещения + Долги'.BO$25]*[$'Посещения + Долги'.BO6])" office:value-type="string" office:string-value="36" calcext:value-type="string">
            <text:p>36</text:p>
          </table:table-cell>
          <table:table-cell table:style-name="ce17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7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7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7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7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7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7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7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7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7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7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7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Лисицын</text:p>
          </table:table-cell>
          <table:table-cell table:style-name="ce15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7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15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7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15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7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15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7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15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7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15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7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15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7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15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7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15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7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15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7" table:formula="of:=IF(OR(ISTEXT([$'Посещения + Долги'.U7]); [.$A36]=[.U$51]); 0; [$'Посещения + Долги'.U$25]*[$'Посещения + Долги'.U7])" office:value-type="string" office:string-value="50" calcext:value-type="string">
            <text:p>50</text:p>
          </table:table-cell>
          <table:table-cell table:style-name="ce15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7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15" table:formula="of:=IF(OR(ISTEXT([$'Посещения + Долги'.X7]); [.$A36]=[.X$51]); 0; [$'Посещения + Долги'.X$25]*[$'Посещения + Долги'.X7])" office:value-type="string" office:string-value="37.5" calcext:value-type="string">
            <text:p>37.5</text:p>
          </table:table-cell>
          <table:table-cell table:style-name="ce17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15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15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7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15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7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15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7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15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7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15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7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15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7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15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7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15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7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15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7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7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7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7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7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7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7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7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7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7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7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7" table:formula="of:=IF(OR(ISTEXT([$'Посещения + Долги'.BD7]); [.$A36]=[.BD$51]); 0; [$'Посещения + Долги'.BD$25]*[$'Посещения + Долги'.BD7])" office:value-type="string" office:string-value="56.25" calcext:value-type="string">
            <text:p>56.25</text:p>
          </table:table-cell>
          <table:table-cell table:style-name="ce17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7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7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7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7" table:formula="of:=IF(OR(ISTEXT([$'Посещения + Долги'.BI7]); [.$A36]=[.BI$51]); 0; [$'Посещения + Долги'.BI$25]*[$'Посещения + Долги'.BI7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7]); [.$A36]=[.BJ$51]); 0; [$'Посещения + Долги'.BJ$25]*[$'Посещения + Долги'.BJ7])" office:value-type="string" office:string-value="45" calcext:value-type="string">
            <text:p>45</text:p>
          </table:table-cell>
          <table:table-cell table:style-name="ce17" table:formula="of:=IF(OR(ISTEXT([$'Посещения + Долги'.BK7]); [.$A36]=[.BK$51]); 0; [$'Посещения + Долги'.BK$25]*[$'Посещения + Долги'.BK7])" office:value-type="string" office:string-value="45" calcext:value-type="string">
            <text:p>45</text:p>
          </table:table-cell>
          <table:table-cell table:style-name="ce17" table:formula="of:=IF(OR(ISTEXT([$'Посещения + Долги'.BL7]); [.$A36]=[.BL$51]); 0; [$'Посещения + Долги'.BL$25]*[$'Посещения + Долги'.BL7])" office:value-type="string" office:string-value="50" calcext:value-type="string">
            <text:p>50</text:p>
          </table:table-cell>
          <table:table-cell table:style-name="ce17" table:formula="of:=IF(OR(ISTEXT([$'Посещения + Долги'.BM7]); [.$A36]=[.BM$51]); 0; [$'Посещения + Долги'.BM$25]*[$'Посещения + Долги'.BM7])" office:value-type="string" office:string-value="50" calcext:value-type="string">
            <text:p>50</text:p>
          </table:table-cell>
          <table:table-cell table:style-name="ce17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7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7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7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7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7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7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7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7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7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7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7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7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7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люков</text:p>
          </table:table-cell>
          <table:table-cell table:style-name="ce15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7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15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7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15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7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15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7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15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7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15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7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15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7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15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7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15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7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15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7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15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7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15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7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15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7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15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7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15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7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15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7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15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7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15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7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15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7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15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7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15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7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15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7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7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7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7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7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7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7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7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7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7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7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7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7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7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7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7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7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7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7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7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7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7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7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7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7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7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7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7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7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7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7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7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7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7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7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рлатов</text:p>
          </table:table-cell>
          <table:table-cell table:style-name="ce15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7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15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7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15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7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15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7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15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7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7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15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7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15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7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15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7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15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7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15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7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15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7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15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15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7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15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7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15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7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15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7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15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7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15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7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15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7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15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7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15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7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7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7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7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7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7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7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7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7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7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7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7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7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7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7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7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7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7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7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7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7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7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7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7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7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7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7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7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7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7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7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7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7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7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7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авлюк</text:p>
          </table:table-cell>
          <table:table-cell table:style-name="ce15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7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15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7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15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7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15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7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15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7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15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7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15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7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15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7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15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7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15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7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15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7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15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7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15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7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15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7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15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7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15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7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15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7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15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7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15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7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15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7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15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7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15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7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7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7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7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7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7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7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7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7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7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7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7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7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7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7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7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7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7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7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7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7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7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7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7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7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7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7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7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7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7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7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7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7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7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7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искун</text:p>
          </table:table-cell>
          <table:table-cell table:style-name="ce15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7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15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7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15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7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15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7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15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7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15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7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15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7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15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7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15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7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15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7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15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7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15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7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15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15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7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15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7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15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7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15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7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15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7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15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7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15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7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15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7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15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7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7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7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7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7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7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7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7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7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7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7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7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7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7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7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7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7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7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7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7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7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7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7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7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7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7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7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7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7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7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7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7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7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7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7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олищук </text:p>
          </table:table-cell>
          <table:table-cell table:style-name="ce15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7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15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7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15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7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15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7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15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7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15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7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15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7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15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7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15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7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15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7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15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7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15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7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15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7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15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7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15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7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15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7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15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7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15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7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15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7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15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7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15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7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15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7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7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7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7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7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7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7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7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7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7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7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7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7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7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7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7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7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7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7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7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7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7" table:formula="of:=IF(OR(ISTEXT([$'Посещения + Долги'.BN12]); [.$A41]=[.BN$51]); 0; [$'Посещения + Долги'.BN$25]*[$'Посещения + Долги'.BN12])" office:value-type="string" office:string-value="0" calcext:value-type="string">
            <text:p>0</text:p>
          </table:table-cell>
          <table:table-cell table:style-name="ce17" table:formula="of:=IF(OR(ISTEXT([$'Посещения + Долги'.BO12]); [.$A41]=[.BO$51]); 0; [$'Посещения + Долги'.BO$25]*[$'Посещения + Долги'.BO12])" office:value-type="string" office:string-value="0" calcext:value-type="string">
            <text:p>0</text:p>
          </table:table-cell>
          <table:table-cell table:style-name="ce17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7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7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7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7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7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7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7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7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7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7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7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Рагимов</text:p>
          </table:table-cell>
          <table:table-cell table:style-name="ce15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7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15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7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15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7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15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7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15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7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15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7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15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7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15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7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15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7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15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7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15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7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15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7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15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7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15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7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15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7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15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7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15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7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15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7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15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7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15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7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15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7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15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7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7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7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7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7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7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7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7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7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7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7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7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7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7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7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7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7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7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7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7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7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7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7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7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7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7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7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7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7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7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7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7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7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Скиднов</text:p>
          </table:table-cell>
          <table:table-cell table:style-name="ce15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7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15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7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15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7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15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7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15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7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15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7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15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7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15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7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15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7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15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7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15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7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15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7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15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7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15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7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15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7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15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7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15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7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15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7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15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7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15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7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15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7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15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7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7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7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7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7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7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7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7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7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7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7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7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7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7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7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7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7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7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7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7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7" table:formula="of:=IF(OR(ISTEXT([$'Посещения + Долги'.BN14]); [.$A43]=[.BN$51]); 0; [$'Посещения + Долги'.BN$25]*[$'Посещения + Долги'.BN14])" office:value-type="string" office:string-value="0" calcext:value-type="string">
            <text:p>0</text:p>
          </table:table-cell>
          <table:table-cell table:style-name="ce17" table:formula="of:=IF(OR(ISTEXT([$'Посещения + Долги'.BO14]); [.$A43]=[.BO$51]); 0; [$'Посещения + Долги'.BO$25]*[$'Посещения + Долги'.BO14])" office:value-type="string" office:string-value="0" calcext:value-type="string">
            <text:p>0</text:p>
          </table:table-cell>
          <table:table-cell table:style-name="ce17" table:formula="of:=IF(OR(ISTEXT([$'Посещения + Долги'.BP14]); [.$A43]=[.BP$51]); 0; [$'Посещения + Долги'.BP$25]*[$'Посещения + Долги'.BP14])" office:value-type="string" office:string-value="0" calcext:value-type="string">
            <text:p>0</text:p>
          </table:table-cell>
          <table:table-cell table:style-name="ce17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7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7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7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7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7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7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7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7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7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7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Фатеев</text:p>
          </table:table-cell>
          <table:table-cell table:style-name="ce15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7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15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7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15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7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15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7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15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7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15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7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15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7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15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7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15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7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15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7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15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7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15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7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15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15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7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15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7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15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7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15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7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15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7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15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7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15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7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15" table:formula="of:=IF(OR(ISTEXT([$'Посещения + Долги'.AP15]); [.$A44]=[.AP$51]); 0; [$'Посещения + Долги'.AP$25]*[$'Посещения + Долги'.AP15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15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7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7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7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7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7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7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7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7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7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7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7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7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7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7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7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7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7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7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7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7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7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7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7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7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7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7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7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7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7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7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7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7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7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7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7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литин</text:p>
          </table:table-cell>
          <table:table-cell table:style-name="ce15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7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15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7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15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7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15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7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15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7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15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7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15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7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15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7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15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7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15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7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15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7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15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7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15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7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15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7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15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7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15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7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15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7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15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7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15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7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15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7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15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7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15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7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7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7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7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7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7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7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7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7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7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7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7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7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7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7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7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7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7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7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7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7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7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7" table:formula="of:=IF(OR(ISTEXT([$'Посещения + Долги'.BP16]); [.$A45]=[.BP$51]); 0; [$'Посещения + Долги'.BP$25]*[$'Посещения + Долги'.BP16])" office:value-type="string" office:string-value="0" calcext:value-type="string">
            <text:p>0</text:p>
          </table:table-cell>
          <table:table-cell table:style-name="ce17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7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7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7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7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7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7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7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7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7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7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овалев</text:p>
          </table:table-cell>
          <table:table-cell table:style-name="ce15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15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15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15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15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15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15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15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15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15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15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15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15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15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15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15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15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15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15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15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15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15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15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15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15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15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15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15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15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15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15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15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15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15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15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15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15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15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15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15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15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15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15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15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15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15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15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15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15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15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15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15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15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15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15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15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15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15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15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15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15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15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15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15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15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15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15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15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15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15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15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15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15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Чердинцев</text:p>
          </table:table-cell>
          <table:table-cell table:style-name="ce15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15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15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15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15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15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15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15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15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15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15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15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15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15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15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15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15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15" table:formula="of:=IF(OR(ISTEXT([$'Посещения + Долги'.S18]); [.$A47]=[.S$51]); 0; [$'Посещения + Долги'.S$25]*[$'Посещения + Долги'.S18])" office:value-type="string" office:string-value="75" calcext:value-type="string">
            <text:p>75</text:p>
          </table:table-cell>
          <table:table-cell table:style-name="ce15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15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15" table:formula="of:=IF(OR(ISTEXT([$'Посещения + Долги'.V18]); [.$A47]=[.V$51]); 0; [$'Посещения + Долги'.V$25]*[$'Посещения + Долги'.V18])" office:value-type="string" office:string-value="56.25" calcext:value-type="string">
            <text:p>56.25</text:p>
          </table:table-cell>
          <table:table-cell table:style-name="ce15" table:formula="of:=IF(OR(ISTEXT([$'Посещения + Долги'.W18]); [.$A47]=[.W$51]); 0; [$'Посещения + Долги'.W$25]*[$'Посещения + Долги'.W18])" office:value-type="string" office:string-value="56.25" calcext:value-type="string">
            <text:p>56.25</text:p>
          </table:table-cell>
          <table:table-cell table:style-name="ce15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15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15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15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15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15" table:formula="of:=IF(OR(ISTEXT([$'Посещения + Долги'.AC18]); [.$A47]=[.AC$51]); 0; [$'Посещения + Долги'.AC$25]*[$'Посещения + Долги'.AC18])" office:value-type="string" office:string-value="56.25" calcext:value-type="string">
            <text:p>56.25</text:p>
          </table:table-cell>
          <table:table-cell table:style-name="ce15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15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15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15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15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15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15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15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15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15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15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15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15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15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15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15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15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15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15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15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15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15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15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15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15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15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15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15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15" table:formula="of:=IF(OR(ISTEXT([$'Посещения + Долги'.BF18]); [.$A47]=[.BF$51]); 0; [$'Посещения + Долги'.BF$25]*[$'Посещения + Долги'.BF18])" office:value-type="string" office:string-value="40" calcext:value-type="string">
            <text:p>40</text:p>
          </table:table-cell>
          <table:table-cell table:style-name="ce15" table:formula="of:=IF(OR(ISTEXT([$'Посещения + Долги'.BG18]); [.$A47]=[.BG$51]); 0; [$'Посещения + Долги'.BG$25]*[$'Посещения + Долги'.BG18])" office:value-type="string" office:string-value="45" calcext:value-type="string">
            <text:p>45</text:p>
          </table:table-cell>
          <table:table-cell table:style-name="ce15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15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15" table:formula="of:=IF(OR(ISTEXT([$'Посещения + Долги'.BJ18]); [.$A47]=[.BJ$51]); 0; [$'Посещения + Долги'.BJ$25]*[$'Посещения + Долги'.BJ18])" office:value-type="string" office:string-value="45" calcext:value-type="string">
            <text:p>45</text:p>
          </table:table-cell>
          <table:table-cell table:style-name="ce15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15" table:formula="of:=IF(OR(ISTEXT([$'Посещения + Долги'.BL18]); [.$A47]=[.BL$51]); 0; [$'Посещения + Долги'.BL$25]*[$'Посещения + Долги'.BL18])" office:value-type="string" office:string-value="50" calcext:value-type="string">
            <text:p>50</text:p>
          </table:table-cell>
          <table:table-cell table:style-name="ce15" table:formula="of:=IF(OR(ISTEXT([$'Посещения + Долги'.BM18]); [.$A47]=[.BM$51]); 0; [$'Посещения + Долги'.BM$25]*[$'Посещения + Долги'.BM18])" office:value-type="string" office:string-value="50" calcext:value-type="string">
            <text:p>50</text:p>
          </table:table-cell>
          <table:table-cell table:style-name="ce15" table:formula="of:=IF(OR(ISTEXT([$'Посещения + Долги'.BN18]); [.$A47]=[.BN$51]); 0; [$'Посещения + Долги'.BN$25]*[$'Посещения + Долги'.BN18])" office:value-type="string" office:string-value="36" calcext:value-type="string">
            <text:p>36</text:p>
          </table:table-cell>
          <table:table-cell table:style-name="ce15" table:formula="of:=IF(OR(ISTEXT([$'Посещения + Долги'.BO18]); [.$A47]=[.BO$51]); 0; [$'Посещения + Долги'.BO$25]*[$'Посещения + Долги'.BO18])" office:value-type="string" office:string-value="36" calcext:value-type="string">
            <text:p>36</text:p>
          </table:table-cell>
          <table:table-cell table:style-name="ce15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15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15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15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15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15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15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15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15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15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15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15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варкин</text:p>
          </table:table-cell>
          <table:table-cell table:style-name="ce15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15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15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15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15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15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15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15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15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15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15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15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15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15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15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15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15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15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15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15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15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15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15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15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15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15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15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15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15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15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15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15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15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15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15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15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15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15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15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15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15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15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15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15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15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15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15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15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15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15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15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15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15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15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15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15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15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15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15" table:formula="of:=IF(OR(ISTEXT([$'Посещения + Долги'.BH19]); [.$A48]=[.BH$51]); 0; [$'Посещения + Долги'.BH$25]*[$'Посещения + Долги'.BH19])" office:value-type="string" office:string-value="56.25" calcext:value-type="string">
            <text:p>56.25</text:p>
          </table:table-cell>
          <table:table-cell table:style-name="ce15" table:formula="of:=IF(OR(ISTEXT([$'Посещения + Долги'.BI19]); [.$A48]=[.BI$51]); 0; [$'Посещения + Долги'.BI$25]*[$'Посещения + Долги'.BI19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19]); [.$A48]=[.BJ$51]); 0; [$'Посещения + Долги'.BJ$25]*[$'Посещения + Долги'.BJ19])" office:value-type="string" office:string-value="45" calcext:value-type="string">
            <text:p>45</text:p>
          </table:table-cell>
          <table:table-cell table:style-name="ce15" table:formula="of:=IF(OR(ISTEXT([$'Посещения + Долги'.BK19]); [.$A48]=[.BK$51]); 0; [$'Посещения + Долги'.BK$25]*[$'Посещения + Долги'.BK19])" office:value-type="string" office:string-value="45" calcext:value-type="string">
            <text:p>45</text:p>
          </table:table-cell>
          <table:table-cell table:style-name="ce15" table:formula="of:=IF(OR(ISTEXT([$'Посещения + Долги'.BL19]); [.$A48]=[.BL$51]); 0; [$'Посещения + Долги'.BL$25]*[$'Посещения + Долги'.BL19])" office:value-type="string" office:string-value="50" calcext:value-type="string">
            <text:p>50</text:p>
          </table:table-cell>
          <table:table-cell table:style-name="ce15" table:formula="of:=IF(OR(ISTEXT([$'Посещения + Долги'.BM19]); [.$A48]=[.BM$51]); 0; [$'Посещения + Долги'.BM$25]*[$'Посещения + Долги'.BM19])" office:value-type="string" office:string-value="50" calcext:value-type="string">
            <text:p>50</text:p>
          </table:table-cell>
          <table:table-cell table:style-name="ce15" table:formula="of:=IF(OR(ISTEXT([$'Посещения + Долги'.BN19]); [.$A48]=[.BN$51]); 0; [$'Посещения + Долги'.BN$25]*[$'Посещения + Долги'.BN19])" office:value-type="string" office:string-value="36" calcext:value-type="string">
            <text:p>36</text:p>
          </table:table-cell>
          <table:table-cell table:style-name="ce15" table:formula="of:=IF(OR(ISTEXT([$'Посещения + Долги'.BO19]); [.$A48]=[.BO$51]); 0; [$'Посещения + Долги'.BO$25]*[$'Посещения + Долги'.BO19])" office:value-type="string" office:string-value="36" calcext:value-type="string">
            <text:p>36</text:p>
          </table:table-cell>
          <table:table-cell table:style-name="ce15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15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15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15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15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15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15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15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15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15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15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15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алинин</text:p>
          </table:table-cell>
          <table:table-cell table:style-name="ce15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15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15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15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15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15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15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15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15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15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15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15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15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15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15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15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15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15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15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15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15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15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15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15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15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15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15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15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15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15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15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15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15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15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15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15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15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15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15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15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15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15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15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15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15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15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15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15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15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15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15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15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15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15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15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15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15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15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15" table:formula="of:=IF(OR(ISTEXT([$'Посещения + Долги'.BH20]); [.$A49]=[.BH$51]); 0; [$'Посещения + Долги'.BH$25]*[$'Посещения + Долги'.BH20])" office:value-type="string" office:string-value="56.25" calcext:value-type="string">
            <text:p>56.25</text:p>
          </table:table-cell>
          <table:table-cell table:style-name="ce15" table:formula="of:=IF(OR(ISTEXT([$'Посещения + Долги'.BI20]); [.$A49]=[.BI$51]); 0; [$'Посещения + Долги'.BI$25]*[$'Посещения + Долги'.BI20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0]); [.$A49]=[.BJ$51]); 0; [$'Посещения + Долги'.BJ$25]*[$'Посещения + Долги'.BJ20])" office:value-type="string" office:string-value="45" calcext:value-type="string">
            <text:p>45</text:p>
          </table:table-cell>
          <table:table-cell table:style-name="ce15" table:formula="of:=IF(OR(ISTEXT([$'Посещения + Долги'.BK20]); [.$A49]=[.BK$51]); 0; [$'Посещения + Долги'.BK$25]*[$'Посещения + Долги'.BK20])" office:value-type="string" office:string-value="45" calcext:value-type="string">
            <text:p>45</text:p>
          </table:table-cell>
          <table:table-cell table:style-name="ce15" table:formula="of:=IF(OR(ISTEXT([$'Посещения + Долги'.BL20]); [.$A49]=[.BL$51]); 0; [$'Посещения + Долги'.BL$25]*[$'Посещения + Долги'.BL20])" office:value-type="string" office:string-value="50" calcext:value-type="string">
            <text:p>50</text:p>
          </table:table-cell>
          <table:table-cell table:style-name="ce15" table:formula="of:=IF(OR(ISTEXT([$'Посещения + Долги'.BM20]); [.$A49]=[.BM$51]); 0; [$'Посещения + Долги'.BM$25]*[$'Посещения + Долги'.BM20])" office:value-type="string" office:string-value="50" calcext:value-type="string">
            <text:p>50</text:p>
          </table:table-cell>
          <table:table-cell table:style-name="ce15" table:formula="of:=IF(OR(ISTEXT([$'Посещения + Долги'.BN20]); [.$A49]=[.BN$51]); 0; [$'Посещения + Долги'.BN$25]*[$'Посещения + Долги'.BN20])" office:value-type="string" office:string-value="36" calcext:value-type="string">
            <text:p>36</text:p>
          </table:table-cell>
          <table:table-cell table:style-name="ce15" table:formula="of:=IF(OR(ISTEXT([$'Посещения + Долги'.BO20]); [.$A49]=[.BO$51]); 0; [$'Посещения + Долги'.BO$25]*[$'Посещения + Долги'.BO20])" office:value-type="string" office:string-value="36" calcext:value-type="string">
            <text:p>36</text:p>
          </table:table-cell>
          <table:table-cell table:style-name="ce15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15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15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15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15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15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15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15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15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15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15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15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5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15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15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15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15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15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15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15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15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15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15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15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15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15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15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15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15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15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15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15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15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15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15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15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15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15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15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15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15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15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15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15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15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15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15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15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15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15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15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15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15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15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15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15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15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15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15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15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15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15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15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15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15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15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15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15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15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15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15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15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15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15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15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15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15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15" table:formula="of:=IF(OR(ISTEXT([$'Посещения + Долги'.BP21]); [.$A50]=[.BP$51]); 0; [$'Посещения + Долги'.BP$25]*[$'Посещения + Долги'.BP21])" office:value-type="string" office:string-value="0" calcext:value-type="string">
            <text:p>0</text:p>
          </table:table-cell>
          <table:table-cell table:style-name="ce15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15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15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15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15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15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15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15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15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15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15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6" table:formula="of:=[$'Посещения + Долги'.B27]" office:value-type="string" office:string-value="Павлюк" calcext:value-type="string">
            <text:p>Павлюк</text:p>
          </table:table-cell>
          <table:table-cell table:style-name="ce18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16" table:formula="of:=[$'Посещения + Долги'.D27]" office:value-type="string" office:string-value="Павлюк" calcext:value-type="string">
            <text:p>Павлюк</text:p>
          </table:table-cell>
          <table:table-cell table:style-name="ce18" table:formula="of:=[$'Посещения + Долги'.E27]" office:value-type="string" office:string-value="Павлюк" calcext:value-type="string">
            <text:p>Павлюк</text:p>
          </table:table-cell>
          <table:table-cell table:style-name="ce16" table:formula="of:=[$'Посещения + Долги'.F27]" office:value-type="string" office:string-value="Павлюк" calcext:value-type="string">
            <text:p>Павлюк</text:p>
          </table:table-cell>
          <table:table-cell table:style-name="ce18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H27]" office:value-type="string" office:string-value="Павлюк" calcext:value-type="string">
            <text:p>Павлюк</text:p>
          </table:table-cell>
          <table:table-cell table:style-name="ce18" table:formula="of:=[$'Посещения + Долги'.I27]" office:value-type="string" office:string-value="Павлюк" calcext:value-type="string">
            <text:p>Павлюк</text:p>
          </table:table-cell>
          <table:table-cell table:style-name="ce16" table:formula="of:=[$'Посещения + Долги'.J27]" office:value-type="string" office:string-value="Улитин" calcext:value-type="string">
            <text:p>Улитин</text:p>
          </table:table-cell>
          <table:table-cell table:style-name="ce18" table:formula="of:=[$'Посещения + Долги'.K27]" office:value-type="string" office:string-value="Улитин" calcext:value-type="string">
            <text:p>Улитин</text:p>
          </table:table-cell>
          <table:table-cell table:style-name="ce16" table:formula="of:=[$'Посещения + Долги'.L27]" office:value-type="string" office:string-value="Иванова" calcext:value-type="string">
            <text:p>Иванова</text:p>
          </table:table-cell>
          <table:table-cell table:style-name="ce18" table:formula="of:=[$'Посещения + Долги'.M27]" office:value-type="string" office:string-value="Улитин" calcext:value-type="string">
            <text:p>Улитин</text:p>
          </table:table-cell>
          <table:table-cell table:style-name="ce16" table:formula="of:=[$'Посещения + Долги'.N27]" office:value-type="string" office:string-value="Улитин" calcext:value-type="string">
            <text:p>Улитин</text:p>
          </table:table-cell>
          <table:table-cell table:style-name="ce18" table:formula="of:=[$'Посещения + Долги'.O27]" office:value-type="string" office:string-value="Улитин" calcext:value-type="string">
            <text:p>Улитин</text:p>
          </table:table-cell>
          <table:table-cell table:style-name="ce16" table:formula="of:=[$'Посещения + Долги'.P27]" office:value-type="string" office:string-value="Улитин" calcext:value-type="string">
            <text:p>Улитин</text:p>
          </table:table-cell>
          <table:table-cell table:style-name="ce18" table:formula="of:=[$'Посещения + Долги'.Q27]" office:value-type="string" office:string-value="Улитин" calcext:value-type="string">
            <text:p>Улитин</text:p>
          </table:table-cell>
          <table:table-cell table:style-name="ce16" table:formula="of:=[$'Посещения + Долги'.R27]" office:value-type="string" office:string-value="Улитин" calcext:value-type="string">
            <text:p>Улитин</text:p>
          </table:table-cell>
          <table:table-cell table:style-name="ce18" table:formula="of:=[$'Посещения + Долги'.S27]" office:value-type="string" office:string-value="Улитин" calcext:value-type="string">
            <text:p>Улитин</text:p>
          </table:table-cell>
          <table:table-cell table:style-name="ce16" table:formula="of:=[$'Посещения + Долги'.T27]" office:value-type="string" office:string-value="Улитин" calcext:value-type="string">
            <text:p>Улитин</text:p>
          </table:table-cell>
          <table:table-cell table:style-name="ce18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V27]" office:value-type="string" office:string-value="Улитин" calcext:value-type="string">
            <text:p>Улитин</text:p>
          </table:table-cell>
          <table:table-cell table:style-name="ce18" table:formula="of:=[$'Посещения + Долги'.W27]" office:value-type="string" office:string-value="Улитин" calcext:value-type="string">
            <text:p>Улитин</text:p>
          </table:table-cell>
          <table:table-cell table:style-name="ce16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Y27]" office:value-type="string" office:string-value="Павлюк" calcext:value-type="string">
            <text:p>Павлюк</text:p>
          </table:table-cell>
          <table:table-cell table:style-name="ce18" table:formula="of:=[$'Посещения + Долги'.Z27]" office:value-type="string" office:string-value="Павлюк" calcext:value-type="string">
            <text:p>Павлюк</text:p>
          </table:table-cell>
          <table:table-cell table:style-name="ce18" table:formula="of:=[$'Посещения + Долги'.AA27]" office:value-type="string" office:string-value="Павлюк" calcext:value-type="string">
            <text:p>Павлюк</text:p>
          </table:table-cell>
          <table:table-cell table:style-name="ce18" table:formula="of:=[$'Посещения + Долги'.AB27]" office:value-type="string" office:string-value="Павлюк" calcext:value-type="string">
            <text:p>Павлюк</text:p>
          </table:table-cell>
          <table:table-cell table:style-name="ce18" table:formula="of:=[$'Посещения + Долги'.AC27]" office:value-type="string" office:string-value="Улитин" calcext:value-type="string">
            <text:p>Улитин</text:p>
          </table:table-cell>
          <table:table-cell table:style-name="ce18" table:formula="of:=[$'Посещения + Долги'.AD27]" office:value-type="string" office:string-value="Павлюк" calcext:value-type="string">
            <text:p>Павлюк</text:p>
          </table:table-cell>
          <table:table-cell table:style-name="ce18" table:formula="of:=[$'Посещения + Долги'.AE27]" office:value-type="string" office:string-value="Павлюк" calcext:value-type="string">
            <text:p>Павлюк</text:p>
          </table:table-cell>
          <table:table-cell table:style-name="ce18" table:formula="of:=[$'Посещения + Долги'.AF27]" office:value-type="string" office:string-value="Павлюк" calcext:value-type="string">
            <text:p>Павлюк</text:p>
          </table:table-cell>
          <table:table-cell table:style-name="ce18" table:formula="of:=[$'Посещения + Долги'.AG27]" office:value-type="string" office:string-value="Павлюк" calcext:value-type="string">
            <text:p>Павлюк</text:p>
          </table:table-cell>
          <table:table-cell table:style-name="ce18" table:formula="of:=[$'Посещения + Долги'.AH27]" office:value-type="string" office:string-value="Улитин" calcext:value-type="string">
            <text:p>Улитин</text:p>
          </table:table-cell>
          <table:table-cell table:style-name="ce18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J27]" office:value-type="string" office:string-value="Улитин" calcext:value-type="string">
            <text:p>Улитин</text:p>
          </table:table-cell>
          <table:table-cell table:style-name="ce18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M27]" office:value-type="string" office:string-value="Улитин" calcext:value-type="string">
            <text:p>Улитин</text:p>
          </table:table-cell>
          <table:table-cell table:style-name="ce18" table:formula="of:=[$'Посещения + Долги'.AN27]" office:value-type="string" office:string-value="Улитин" calcext:value-type="string">
            <text:p>Улитин</text:p>
          </table:table-cell>
          <table:table-cell table:style-name="ce18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8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R27]" office:value-type="string" office:string-value="Улитин" calcext:value-type="string">
            <text:p>Улитин</text:p>
          </table:table-cell>
          <table:table-cell table:style-name="ce18" table:formula="of:=[$'Посещения + Долги'.AS27]" office:value-type="string" office:string-value="------------" calcext:value-type="string">
            <text:p>------------</text:p>
          </table:table-cell>
          <table:table-cell table:style-name="ce18" table:formula="of:=[$'Посещения + Долги'.AT27]" office:value-type="string" office:string-value="Улитин" calcext:value-type="string">
            <text:p>Улитин</text:p>
          </table:table-cell>
          <table:table-cell table:style-name="ce18" table:formula="of:=[$'Посещения + Долги'.AU27]" office:value-type="string" office:string-value="---------" calcext:value-type="string">
            <text:p>---------</text:p>
          </table:table-cell>
          <table:table-cell table:style-name="ce18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W27]" office:value-type="string" office:string-value="----------" calcext:value-type="string">
            <text:p>----------</text:p>
          </table:table-cell>
          <table:table-cell table:style-name="ce18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8" table:formula="of:=[$'Посещения + Долги'.AY27]" office:value-type="string" office:string-value="--------" calcext:value-type="string">
            <text:p>--------</text:p>
          </table:table-cell>
          <table:table-cell table:style-name="ce18" table:formula="of:=[$'Посещения + Долги'.AZ27]" office:value-type="string" office:string-value="Улитин" calcext:value-type="string">
            <text:p>Улитин</text:p>
          </table:table-cell>
          <table:table-cell table:style-name="ce18" table:formula="of:=[$'Посещения + Долги'.BA27]" office:value-type="string" office:string-value="--------" calcext:value-type="string">
            <text:p>--------</text:p>
          </table:table-cell>
          <table:table-cell table:style-name="ce18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C27]" office:value-type="string" office:string-value="--------" calcext:value-type="string">
            <text:p>--------</text:p>
          </table:table-cell>
          <table:table-cell table:style-name="ce18" table:formula="of:=[$'Посещения + Долги'.BD27]" office:value-type="string" office:string-value="Улитин" calcext:value-type="string">
            <text:p>Улитин</text:p>
          </table:table-cell>
          <table:table-cell table:style-name="ce18" table:formula="of:=[$'Посещения + Долги'.BE27]" office:value-type="float" office:value="0" calcext:value-type="float">
            <text:p>0</text:p>
          </table:table-cell>
          <table:table-cell table:style-name="ce18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H27]" office:value-type="string" office:string-value="Улитин" calcext:value-type="string">
            <text:p>Улитин</text:p>
          </table:table-cell>
          <table:table-cell table:style-name="ce18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J27]" office:value-type="string" office:string-value="Улитин" calcext:value-type="string">
            <text:p>Улитин</text:p>
          </table:table-cell>
          <table:table-cell table:style-name="ce18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L27]" office:value-type="string" office:string-value="Улитин" calcext:value-type="string">
            <text:p>Улитин</text:p>
          </table:table-cell>
          <table:table-cell table:style-name="ce18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8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P27]" office:value-type="float" office:value="0" calcext:value-type="float">
            <text:p>0</text:p>
          </table:table-cell>
          <table:table-cell table:style-name="ce18" table:formula="of:=[$'Посещения + Долги'.BQ27]" office:value-type="float" office:value="0" calcext:value-type="float">
            <text:p>0</text:p>
          </table:table-cell>
          <table:table-cell table:style-name="ce18" table:formula="of:=[$'Посещения + Долги'.BR27]" office:value-type="float" office:value="0" calcext:value-type="float">
            <text:p>0</text:p>
          </table:table-cell>
          <table:table-cell table:style-name="ce18" table:formula="of:=[$'Посещения + Долги'.BS27]" office:value-type="float" office:value="0" calcext:value-type="float">
            <text:p>0</text:p>
          </table:table-cell>
          <table:table-cell table:style-name="ce18" table:formula="of:=[$'Посещения + Долги'.BT27]" office:value-type="float" office:value="0" calcext:value-type="float">
            <text:p>0</text:p>
          </table:table-cell>
          <table:table-cell table:style-name="ce18" table:formula="of:=[$'Посещения + Долги'.BU27]" office:value-type="float" office:value="0" calcext:value-type="float">
            <text:p>0</text:p>
          </table:table-cell>
          <table:table-cell table:style-name="ce18" table:formula="of:=[$'Посещения + Долги'.BV27]" office:value-type="float" office:value="0" calcext:value-type="float">
            <text:p>0</text:p>
          </table:table-cell>
          <table:table-cell table:style-name="ce18" table:formula="of:=[$'Посещения + Долги'.BW27]" office:value-type="float" office:value="0" calcext:value-type="float">
            <text:p>0</text:p>
          </table:table-cell>
          <table:table-cell table:style-name="ce18" table:formula="of:=[$'Посещения + Долги'.BX27]" office:value-type="float" office:value="0" calcext:value-type="float">
            <text:p>0</text:p>
          </table:table-cell>
          <table:table-cell table:style-name="ce18" table:formula="of:=[$'Посещения + Долги'.BY27]" office:value-type="float" office:value="0" calcext:value-type="float">
            <text:p>0</text:p>
          </table:table-cell>
          <table:table-cell table:style-name="ce18" table:formula="of:=[$'Посещения + Долги'.BZ27]" office:value-type="float" office:value="0" calcext:value-type="float">
            <text:p>0</text:p>
          </table:table-cell>
          <table:table-cell table:style-name="ce18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3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1">
          <table:table-cell table:style-name="ce3"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number-columns-repeated="16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6"/>
          <table:table-cell table:number-columns-repeated="945"/>
        </table:table-row>
        <table:table-row table:style-name="ro1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1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945"/>
        </table:table-row>
        <table:table-row table:style-name="ro1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945"/>
        </table:table-row>
        <table:table-row table:style-name="ro1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10"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number-columns-repeated="945"/>
        </table:table-row>
        <table:table-row table:style-name="ro1">
          <table:table-cell table:style-name="ce22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8" calcext:value-type="float">
            <text:p>8</text:p>
          </table:table-cell>
          <table:table-cell table:style-name="ce3" table:formula="of:=COUNTA([.BO2:.BO21])" office:value-type="float" office:value="8" calcext:value-type="float">
            <text:p>8</text:p>
          </table:table-cell>
          <table:table-cell table:style-name="ce3" table:formula="of:=COUNTA([.BP2:.BP21])" office:value-type="float" office:value="7" calcext:value-type="float">
            <text:p>7</text:p>
          </table:table-cell>
          <table:table-cell table:style-name="ce3" table:formula="of:=COUNTA([.BQ2:.BQ21])" office:value-type="float" office:value="7" calcext:value-type="float">
            <text:p>7</text:p>
          </table:table-cell>
          <table:table-cell table:style-name="ce3" table:formula="of:=COUNTA([.BR2:.BR21])" office:value-type="float" office:value="4" calcext:value-type="float">
            <text:p>4</text:p>
          </table:table-cell>
          <table:table-cell table:style-name="ce3" table:formula="of:=COUNTA([.BS2:.BS21])" office:value-type="float" office:value="3" calcext:value-type="float">
            <text:p>3</text:p>
          </table:table-cell>
          <table:table-cell table:style-name="ce3" table:formula="of:=COUNTA([.BT2:.BT21])" office:value-type="float" office:value="3" calcext:value-type="float">
            <text:p>3</text:p>
          </table:table-cell>
          <table:table-cell table:style-name="ce3" table:formula="of:=COUNTA([.BU2:.BU21])" office:value-type="float" office:value="3" calcext:value-type="float">
            <text:p>3</text:p>
          </table:table-cell>
          <table:table-cell table:style-name="ce3" table:formula="of:=COUNTA([.BV2:.BV21])" office:value-type="float" office:value="3" calcext:value-type="float">
            <text:p>3</text:p>
          </table:table-cell>
          <table:table-cell table:style-name="ce3" table:formula="of:=COUNTA([.BW2:.BW21])" office:value-type="float" office:value="3" calcext:value-type="float">
            <text:p>3</text:p>
          </table:table-cell>
          <table:table-cell table:style-name="ce3" table:formula="of:=COUNTA([.BX2:.BX21])" office:value-type="float" office:value="3" calcext:value-type="float">
            <text:p>3</text:p>
          </table:table-cell>
          <table:table-cell table:style-name="ce3" table:formula="of:=COUNTA([.BY2:.BY21])" office:value-type="float" office:value="3" calcext:value-type="float">
            <text:p>3</text:p>
          </table:table-cell>
          <table:table-cell table:style-name="ce3" table:formula="of:=COUNTA([.BZ2:.BZ21])" office:value-type="float" office:value="3" calcext:value-type="float">
            <text:p>3</text:p>
          </table:table-cell>
          <table:table-cell table:style-name="ce3" table:formula="of:=COUNTA([.CA2:.CA21])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945"/>
        </table:table-row>
        <table:table-row table:style-name="ro1">
          <table:table-cell table:style-name="ce18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2" table:style-name="ce16" office:value-type="float" office:value="360" calcext:value-type="float">
            <text:p>360</text:p>
          </table:table-cell>
          <table:table-cell table:number-columns-repeated="6" table:style-name="ce16" office:value-type="float" office:value="450" calcext:value-type="float">
            <text:p>450</text:p>
          </table:table-cell>
          <table:table-cell table:number-columns-repeated="2" table:style-name="ce16" office:value-type="float" office:value="360" calcext:value-type="float">
            <text:p>360</text:p>
          </table:table-cell>
          <table:table-cell table:style-name="ce16" table:number-columns-repeated="12"/>
          <table:table-cell table:number-columns-repeated="945"/>
        </table:table-row>
        <table:table-row table:style-name="ro1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0" calcext:value-type="float">
            <text:p>0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00" calcext:value-type="float">
            <text:p>300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00" calcext:value-type="float">
            <text:p>200</text:p>
          </table:table-cell>
          <table:table-cell table:style-name="ce31" table:formula="of:=[.V24]-SUM([.V2:.V18])*[.V25]" office:value-type="float" office:value="281.25" calcext:value-type="float">
            <text:p>281</text:p>
          </table:table-cell>
          <table:table-cell table:style-name="ce23" table:formula="of:=[.W24]-SUM([.W2:.W18])*[.W25]" office:value-type="float" office:value="281.25" calcext:value-type="float">
            <text:p>281</text:p>
          </table:table-cell>
          <table:table-cell table:style-name="ce31" table:formula="of:=[.X24]-SUM([.X2:.X18])*[.X25]" office:value-type="float" office:value="187.5" calcext:value-type="float">
            <text:p>188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11" table:formula="of:=[.AC24]-SUM([.AC2:.AC18])*[.AC25]" office:value-type="float" office:value="225" calcext:value-type="float">
            <text:p>225</text:p>
          </table:table-cell>
          <table:table-cell table:style-name="ce11" table:formula="of:=[.AD24]-SUM([.AD2:.AD18])*[.AD25]" office:value-type="float" office:value="250" calcext:value-type="float">
            <text:p>250</text:p>
          </table:table-cell>
          <table:table-cell table:style-name="ce11" table:formula="of:=[.AE24]-SUM([.AE2:.AE18])*[.AE25]" office:value-type="float" office:value="250" calcext:value-type="float">
            <text:p>250</text:p>
          </table:table-cell>
          <table:table-cell table:style-name="ce11" table:formula="of:=[.AF24]-SUM([.AF2:.AF18])*[.AF25]" office:value-type="float" office:value="250" calcext:value-type="float">
            <text:p>250</text:p>
          </table:table-cell>
          <table:table-cell table:style-name="ce11" table:formula="of:=[.AG24]-SUM([.AG2:.AG18])*[.AG25]" office:value-type="float" office:value="250" calcext:value-type="float">
            <text:p>250</text:p>
          </table:table-cell>
          <table:table-cell table:style-name="ce11" table:formula="of:=[.AH24]-SUM([.AH2:.AH18])*[.AH25]" office:value-type="float" office:value="350" calcext:value-type="float">
            <text:p>350</text:p>
          </table:table-cell>
          <table:table-cell table:style-name="ce11" table:formula="of:=[.AI24]-SUM([.AI2:.AI18])*[.AI25]" office:value-type="float" office:value="321.428571428571" calcext:value-type="float">
            <text:p>321</text:p>
          </table:table-cell>
          <table:table-cell table:style-name="ce11" table:formula="of:=[.AJ24]-SUM([.AJ2:.AJ18])*[.AJ25]" office:value-type="float" office:value="321.428571428571" calcext:value-type="float">
            <text:p>321</text:p>
          </table:table-cell>
          <table:table-cell table:style-name="ce11" table:formula="of:=[.AK24]-SUM([.AK2:.AK18])*[.AK25]" office:value-type="float" office:value="300" calcext:value-type="float">
            <text:p>300</text:p>
          </table:table-cell>
          <table:table-cell table:style-name="ce11" table:formula="of:=[.AL24]-SUM([.AL2:.AL18])*[.AL25]" office:value-type="float" office:value="385.714285714286" calcext:value-type="float">
            <text:p>386</text:p>
          </table:table-cell>
          <table:table-cell table:style-name="ce11" table:formula="of:=[.AM24]-SUM([.AM2:.AM18])*[.AM25]" office:value-type="float" office:value="450" calcext:value-type="float">
            <text:p>450</text:p>
          </table:table-cell>
          <table:table-cell table:style-name="ce11" table:formula="of:=[.AN24]-SUM([.AN2:.AN18])*[.AN25]" office:value-type="float" office:value="385.714285714286" calcext:value-type="float">
            <text:p>386</text:p>
          </table:table-cell>
          <table:table-cell table:style-name="ce11" table:formula="of:=[.AO24]-SUM([.AO2:.AO18])*[.AO25]" office:value-type="float" office:value="281.25" calcext:value-type="float">
            <text:p>281</text:p>
          </table:table-cell>
          <table:table-cell table:style-name="ce11" table:formula="of:=[.AP24]-SUM([.AP2:.AP18])*[.AP25]" office:value-type="float" office:value="321.428571428571" calcext:value-type="float">
            <text:p>321</text:p>
          </table:table-cell>
          <table:table-cell table:style-name="ce11" table:formula="of:=[.AQ24]-SUM([.AQ2:.AQ18])*[.AQ25]" office:value-type="float" office:value="375" calcext:value-type="float">
            <text:p>375</text:p>
          </table:table-cell>
          <table:table-cell table:style-name="ce11" table:formula="of:=[.AR24]-SUM([.AR2:.AR18])*[.AR25]" office:value-type="float" office:value="450" calcext:value-type="float">
            <text:p>450</text:p>
          </table:table-cell>
          <table:table-cell table:style-name="ce11" table:formula="of:=[.AS24]-SUM([.AS2:.AS18])*[.AS25]" office:value-type="float" office:value="0" calcext:value-type="float">
            <text:p>0</text:p>
          </table:table-cell>
          <table:table-cell table:style-name="ce11" table:formula="of:=[.AT24]-SUM([.AT2:.AT18])*[.AT25]" office:value-type="float" office:value="321.428571428571" calcext:value-type="float">
            <text:p>321</text:p>
          </table:table-cell>
          <table:table-cell table:style-name="ce11" table:formula="of:=[.AU24]-SUM([.AU2:.AU18])*[.AU25]" office:value-type="float" office:value="0" calcext:value-type="float">
            <text:p>0</text:p>
          </table:table-cell>
          <table:table-cell table:style-name="ce11" table:formula="of:=[.AV24]-SUM([.AV2:.AV18])*[.AV25]" office:value-type="float" office:value="321.428571428571" calcext:value-type="float">
            <text:p>321</text:p>
          </table:table-cell>
          <table:table-cell table:style-name="ce11" table:formula="of:=[.AW24]-SUM([.AW2:.AW21])*[.AW25]" office:value-type="float" office:value="0" calcext:value-type="float">
            <text:p>0</text:p>
          </table:table-cell>
          <table:table-cell table:style-name="ce11" table:formula="of:=[.AX24]-SUM([.AX2:.AX21])*[.AX25]" office:value-type="float" office:value="205.714285714286" calcext:value-type="float">
            <text:p>206</text:p>
          </table:table-cell>
          <table:table-cell table:style-name="ce11" table:formula="of:=[.AY24]-SUM([.AY2:.AY21])*[.AY25]" office:value-type="float" office:value="0" calcext:value-type="float">
            <text:p>0</text:p>
          </table:table-cell>
          <table:table-cell table:style-name="ce11" table:formula="of:=[.AZ24]-SUM([.AZ2:.AZ21])*[.AZ25]" office:value-type="float" office:value="450" calcext:value-type="float">
            <text:p>450</text:p>
          </table:table-cell>
          <table:table-cell table:style-name="ce11" table:formula="of:=[.BA24]-SUM([.BA2:.BA21])*[.BA25]" office:value-type="float" office:value="0" calcext:value-type="float">
            <text:p>0</text:p>
          </table:table-cell>
          <table:table-cell table:style-name="ce11" table:formula="of:=[.BB24]-SUM([.BB2:.BB21])*[.BB25]" office:value-type="float" office:value="205.714285714286" calcext:value-type="float">
            <text:p>206</text:p>
          </table:table-cell>
          <table:table-cell table:style-name="ce11" table:formula="of:=[.BC24]-SUM([.BC2:.BC21])*[.BC25]" office:value-type="float" office:value="0" calcext:value-type="float">
            <text:p>0</text:p>
          </table:table-cell>
          <table:table-cell table:style-name="ce11" table:formula="of:=[.BD24]-SUM([.BD2:.BD21])*[.BD25]" office:value-type="float" office:value="337.5" calcext:value-type="float">
            <text:p>338</text:p>
          </table:table-cell>
          <table:table-cell table:style-name="ce11" table:formula="of:=[.BE24]-SUM([.BE2:.BE21])*[.BE25]" office:value-type="float" office:value="0" calcext:value-type="float">
            <text:p>0</text:p>
          </table:table-cell>
          <table:table-cell table:style-name="ce11" table:formula="of:=[.BF24]-SUM([.BF2:.BF21])*[.BF25]" office:value-type="float" office:value="200" calcext:value-type="float">
            <text:p>200</text:p>
          </table:table-cell>
          <table:table-cell table:style-name="ce11" table:formula="of:=[.BG24]-SUM([.BG2:.BG21])*[.BG25]" office:value-type="float" office:value="180" calcext:value-type="float">
            <text:p>180</text:p>
          </table:table-cell>
          <table:table-cell table:style-name="ce11" table:formula="of:=[.BH24]-SUM([.BH2:.BH21])*[.BH25]" office:value-type="float" office:value="112.5" calcext:value-type="float">
            <text:p>113</text:p>
          </table:table-cell>
          <table:table-cell table:style-name="ce11" table:formula="of:=[.BI24]-SUM([.BI2:.BI21])*[.BI25]" office:value-type="float" office:value="64.2857142857142" calcext:value-type="float">
            <text:p>64</text:p>
          </table:table-cell>
          <table:table-cell table:style-name="ce11" table:formula="of:=[.BJ24]-SUM([.BJ2:.BJ21])*[.BJ25]" office:value-type="float" office:value="90" calcext:value-type="float">
            <text:p>90</text:p>
          </table:table-cell>
          <table:table-cell table:style-name="ce11" table:formula="of:=[.BK24]-SUM([.BK2:.BK21])*[.BK25]" office:value-type="float" office:value="90" calcext:value-type="float">
            <text:p>90</text:p>
          </table:table-cell>
          <table:table-cell table:style-name="ce11" table:formula="of:=[.BL24]-SUM([.BL2:.BL21])*[.BL25]" office:value-type="float" office:value="100" calcext:value-type="float">
            <text:p>100</text:p>
          </table:table-cell>
          <table:table-cell table:style-name="ce11" table:formula="of:=[.BM24]-SUM([.BM2:.BM21])*[.BM25]" office:value-type="float" office:value="100" calcext:value-type="float">
            <text:p>100</text:p>
          </table:table-cell>
          <table:table-cell table:style-name="ce11" table:formula="of:=[.BN24]-SUM([.BN2:.BN21])*[.BN25]" office:value-type="float" office:value="72" calcext:value-type="float">
            <text:p>72</text:p>
          </table:table-cell>
          <table:table-cell table:style-name="ce11" table:formula="of:=[.BO24]-SUM([.BO2:.BO21])*[.BO25]" office:value-type="float" office:value="72" calcext:value-type="float">
            <text:p>72</text:p>
          </table:table-cell>
          <table:table-cell table:style-name="ce11" table:formula="of:=[.BP24]-SUM([.BP2:.BP21])*[.BP25]" office:value-type="float" office:value="0" calcext:value-type="float">
            <text:p>0</text:p>
          </table:table-cell>
          <table:table-cell table:style-name="ce11" table:formula="of:=[.BQ24]-SUM([.BQ2:.BQ21])*[.BQ25]" office:value-type="float" office:value="0" calcext:value-type="float">
            <text:p>0</text:p>
          </table:table-cell>
          <table:table-cell table:style-name="ce11" table:formula="of:=[.BR24]-SUM([.BR2:.BR21])*[.BR25]" office:value-type="float" office:value="0" calcext:value-type="float">
            <text:p>0</text:p>
          </table:table-cell>
          <table:table-cell table:style-name="ce11" table:formula="of:=[.BS24]-SUM([.BS2:.BS21])*[.BS25]" office:value-type="float" office:value="0" calcext:value-type="float">
            <text:p>0</text:p>
          </table:table-cell>
          <table:table-cell table:style-name="ce11" table:formula="of:=[.BT24]-SUM([.BT2:.BT21])*[.BT25]" office:value-type="float" office:value="0" calcext:value-type="float">
            <text:p>0</text:p>
          </table:table-cell>
          <table:table-cell table:style-name="ce11" table:formula="of:=[.BU24]-SUM([.BU2:.BU21])*[.BU25]" office:value-type="float" office:value="0" calcext:value-type="float">
            <text:p>0</text:p>
          </table:table-cell>
          <table:table-cell table:style-name="ce11" table:formula="of:=[.BV24]-SUM([.BV2:.BV21])*[.BV25]" office:value-type="float" office:value="0" calcext:value-type="float">
            <text:p>0</text:p>
          </table:table-cell>
          <table:table-cell table:style-name="ce11" table:formula="of:=[.BW24]-SUM([.BW2:.BW21])*[.BW25]" office:value-type="float" office:value="0" calcext:value-type="float">
            <text:p>0</text:p>
          </table:table-cell>
          <table:table-cell table:style-name="ce11" table:formula="of:=[.BX24]-SUM([.BX2:.BX21])*[.BX25]" office:value-type="float" office:value="0" calcext:value-type="float">
            <text:p>0</text:p>
          </table:table-cell>
          <table:table-cell table:style-name="ce11" table:formula="of:=[.BY24]-SUM([.BY2:.BY21])*[.BY25]" office:value-type="float" office:value="0" calcext:value-type="float">
            <text:p>0</text:p>
          </table:table-cell>
          <table:table-cell table:style-name="ce11" table:formula="of:=[.BZ24]-SUM([.BZ2:.BZ21])*[.BZ25]" office:value-type="float" office:value="0" calcext:value-type="float">
            <text:p>0</text:p>
          </table:table-cell>
          <table:table-cell table:style-name="ce11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8" office:value-type="string" calcext:value-type="string">
            <text:p>Платил</text:p>
          </table:table-cell>
          <table:table-cell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</text:p>
          </table:table-cell>
          <table:table-cell table:number-columns-repeated="3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8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number-columns-repeated="3" table:style-name="ce18" office:value-type="string" calcext:value-type="string">
            <text:p>Улитин</text:p>
          </table:table-cell>
          <table:table-cell table:number-columns-repeated="5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литин</text:p>
          </table:table-cell>
          <table:table-cell table:number-columns-repeated="2" table:style-name="ce16" office:value-type="string" calcext:value-type="string">
            <text:p>Захаров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варкин</text:p>
          </table:table-cell>
          <table:table-cell table:style-name="ce16" office:value-type="string" calcext:value-type="string">
            <text:p>Рагимо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</text:p>
          </table:table-cell>
          <table:table-cell table:style-name="ce16" office:value-type="string" calcext:value-type="string">
            <text:p>Рагимов</text:p>
          </table:table-cell>
          <table:table-cell table:style-name="ce18" office:value-type="string" calcext:value-type="string">
            <text:p>--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49"/>
          <table:table-cell table:number-columns-repeated="2"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Дорохин</text:p>
          </table:table-cell>
          <table:table-cell table:number-columns-repeated="2" table:style-name="ce16" office:value-type="string" calcext:value-type="string">
            <text:p>Ковалев</text:p>
          </table:table-cell>
          <table:table-cell table:style-name="ce49" table:number-columns-repeated="12"/>
          <table:table-cell table:number-columns-repeated="94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16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15"/>
          <table:table-cell table:style-name="ce11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13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33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55" meta:object-count="0"/>
    <meta:generator>LibreOfficeDev/5.1.0.3$Linux_X86_64 LibreOffice_project/</meta:generator>
  </office:meta>
</office:document-meta>
</file>